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66ff99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 redigera i tabellen. </text:p>
      <text:p text:style-name="Standard"/>
      <text:p text:style-name="Standard">Färger:</text:p>
      <text:p text:style-name="Standard"/>
      <text:p text:style-name="Standard">Längst upp: Grönt</text:p>
      <text:p text:style-name="Standard"/>
      <text:p text:style-name="Standard">Knappar, accent: Gult</text:p>
      <text:p text:style-name="Standard"/>
      <text:p text:style-name="Standard">Knapp: Grön, hovra: gult </text:p>
      <text:p text:style-name="Standard"/>
      <text:p text:style-name="Standard">Disclaimer: Uträkningar är inte exakta men baserade på lagar bla bla</text:p>
      <text:p text:style-name="Standard"/>
      <text:p text:style-name="Standard"/>
      <text:p text:style-name="P1">efter första steget: instruktioner. </text:p>
      <text:p text:style-name="Standard">Instruktioner behöver: </text:p>
      <text:p text:style-name="Standard"/>
      <text:list xml:id="list1614749567494335737" text:style-name="L1">
        <text:list-item>
          <text:p text:style-name="P2">”Du behöver ha din balans- och resultaträkning”</text:p>
        </text:list-item>
        <text:list-item>
          <text:p text:style-name="P2">Länk till video</text:p>
        </text:list-item>
      </text:list>
      <text:p text:style-name="Standard"/>
      <text:p text:style-name="Standard">Lönfrågan: Faktiska instruktioner: </text:p>
      <text:p text:style-name="Standard">Skit samma vad som står i resultaträkningen – vad betalar du faktiskt ut!</text:p>
      <text:p text:style-name="P1">När man fyller i lön: ”är du säker på att detta stämmer?”</text:p>
      <text:p text:style-name="Standard">Månadslön istället för årslön</text:p>
      <text:p text:style-name="Standard">Ska inte gå att redigera.</text:p>
      <text:p text:style-name="Standard"/>
      <text:p text:style-name="P1">Skatt / arbetsgivaravgift per år: Räkna ut automatiskt. </text:p>
      <text:p text:style-name="Standard"/>
      <text:p text:style-name="P1">Preliminärskatt: Frågetecken med info om vad det är för nåt</text:p>
      <text:p text:style-name="Standard"/>
      <text:p text:style-name="Standard">Bokningstjänst byter namn till: Bokning- och kassasystem:</text:p>
      <text:p text:style-name="Standard"/>
      <text:p text:style-name="Standard">?: Så här gör du för att räkna ut exkl moms. </text:p>
      <text:p text:style-name="Standard"/>
      <text:p text:style-name="Standard">Telefon: ?: Lista alla kostnader (mobil, fast, etc.)</text:p>
      <text:p text:style-name="Standard"/>
      <text:p text:style-name="Standard">El: El/Vatten: Hitta rätt ord</text:p>
      <text:p text:style-name="Standard"/>
      <text:p text:style-name="Standard">Försäkring: ?: Lista försäkringar </text:p>
      <text:p text:style-name="Standard"/>
      <text:p text:style-name="Standard">Pensionssparande: ?: Rekommenderat sparande. </text:p>
      <text:p text:style-name="Standard"><text:tab/>Om man fyller i under 100: sätts det till hundra. </text:p>
      <text:p text:style-name="Standard"/>
      <text:p text:style-name="P1">Semestersparande: Fylls i automatiskt, alltså snittmånaden. Ta bort. </text:p>
      <text:p text:style-name="P1">Semestersparande ska istället vara i rapporten.</text:p>
      <text:p text:style-name="P1">Räknas med i slutkalkylen.</text:p>
      <text:p text:style-name="Standard"/>
      <text:p text:style-name="P1">Buffertspar: minimum 1000 kr i månaden. ?: Oförutsedda händelser, framtida investeringar</text:p>
      <text:p text:style-name="Standard"/>
      <text:p text:style-name="Standard">Fika: Fyll i. </text:p>
      <text:p text:style-name="Standard"/>
      <text:p text:style-name="Standard">per månad generellt.</text:p>
      <text:p text:style-name="Standard"/>
      <text:p text:style-name="Standard"><text:soft-page-break/>Bank och transaktionskostnader: ?: Lån, korttransaktioner, swishavgifter, kontoavgifter, kreditkort</text:p>
      <text:p text:style-name="Standard"/>
      <text:p text:style-name="Standard"/>
      <text:p text:style-name="Standard">Materialkostnad: ?: Förbrukning till frisörtjänster. Färg, kappor, allt som rör behandlingar men INTE stylingprodukter. </text:p>
      <text:p text:style-name="Standard"/>
      <text:p text:style-name="Standard">Länk: Kolla här om du vill sälja mer?</text:p>
      <text:p text:style-name="Standard"/>
      <text:p text:style-name="Standard">Marknadsföringstjänster: ?: Annonsering, </text:p>
      <text:p text:style-name="Standard"/>
      <text:p text:style-name="Standard">IT-tjänster: ?: Webhotell, programvaror etc.?</text:p>
      <text:p text:style-name="Standard"/>
      <text:p text:style-name="Standard">Kontorsmaterial: ?: Papper, pennor, skrivare, patroner mm.</text:p>
      <text:p text:style-name="Standard"/>
      <text:p text:style-name="Standard">Städ och återvinning: ?: Färgvägningstjänst etc. </text:p>
      <text:p text:style-name="Standard"/>
      <text:p text:style-name="Standard">Övriga kostnader: ?: Allt annat. Ta bort ”övriga materialkostnader”?. Tidingsprenumerationer, </text:p>
      <text:p text:style-name="Standard"/>
      <text:p text:style-name="Standard">Fordon: </text:p>
      <text:p text:style-name="Standard"/>
      <text:p text:style-name="Standard"/>
      <text:p text:style-name="Standard">Frågor om timmar:</text:p>
      <text:p text:style-name="Standard"/>
      <text:p text:style-name="Standard">Timmar med kund först? Timmar med admin? </text:p>
      <text:p text:style-name="Standard"/>
      <text:p text:style-name="Standard"/>
      <text:p text:style-name="Standard"/>
      <text:p text:style-name="Standard">Rapport: Nuläge vad du behöver. Visar totalen. Också visa semesterspar i båda fallen. </text:p>
      <text:p text:style-name="Standard">Vad du behöver för att jobba 40h / vecka. </text:p>
      <text:p text:style-name="Standard"/>
      <text:p text:style-name="Standard">Knappar: Visa ditt resultat idag, Visa om du vill jobba 40h. </text:p>
      <text:p text:style-name="Standard"/>
      <text:p text:style-name="Standard">Slutpriset är UTAN MOMS. Visa båda. </text:p>
      <text:p text:style-name="Standard"/>
      <text:p text:style-name="Standard">Vill kunna backa från resultatet och ändra. </text:p>
      <text:p text:style-name="Standard"/>
      <text:p text:style-name="Standard">I samband med resultatet – visa länkar </text:p>
      <text:p text:style-name="Standard"/>
      <text:p text:style-name="Standard"/>
      <text:p text:style-name="Standard"/>
      <text:p text:style-name="Standard"/>
      <text:p text:style-name="Standard">Guildmöte onsdag:</text:p>
      <text:p text:style-name="Standard"/>
      <text:p text:style-name="Standard">Bugg – checked out räknas med vid ”finns ett besök?”.</text:p>
      <text:p text:style-name="Standard"/>
      <text:p text:style-name="Standard"><text:s/>Fyll i epost som citizen? För kvitto?</text:p>
      <text:p text:style-name="Standard"/>
      <text:p text:style-name="Standard">Tidsstämpel-fel?</text:p>
      <text:p text:style-name="Standard"/>
      <text:p text:style-name="Standard">403 ska det vara istället för 401 när man inte har tillåtelse</text:p>
      <text:p text:style-name="Standard">Api agent visits units lists – lista enheterna</text:p>
      <text:p text:style-name="Standard">Checksummefält, row version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nit4 ska faktureras med.</text:p>
      <text:p text:style-name="Standard"/>
      <text:p text:style-name="Standard">Vi skickar in filer (xml) FA-filer (fakturafiler) och KU-filer (kunduppgifter). Dessa ska sammanställas och skickas. (XML-filer!).</text:p>
      <text:p text:style-name="Standard"/>
      <text:p text:style-name="Standard">Alternativ 1: Skickas direkt (via biztalk?).</text:p>
      <text:p text:style-name="Standard">Nackdel är att man måste veta hur det ska konteras. </text:p>
      <text:p text:style-name="Standard">Detta måste skickande part veta hur det ska se ut. Prislistor och konteringslogik måste vi ha alltså.</text:p>
      <text:p text:style-name="Standard"/>
      <text:p text:style-name="Standard">Måste också finnas en integration via biztalk. (men detta är på väg ut).</text:p>
      <text:p text:style-name="Standard"/>
      <text:p text:style-name="Standard"/>
      <text:p text:style-name="Standard">Alternativ 2: Ekonomi-system som ligger mellan system och biztalk. </text:p>
      <text:p text:style-name="Standard">Där konteras och prissätts allt och fixar flödet.</text:p>
      <text:p text:style-name="Standard">Finns ett flöde för fakturering av privatpersoner. </text:p>
      <text:p text:style-name="Standard"/>
      <text:p text:style-name="Standard">Prislistor bör ligga på samma ställe (ekonomi) men i nuläget går det inte att hämta dem.</text:p>
      <text:p text:style-name="Standard"/>
      <text:p text:style-name="Standard"/>
      <text:p text:style-name="Standard">Överföring:</text:p>
      <text:p text:style-name="Standard"/>
      <text:list xml:id="list3550473575453536535" text:style-name="L2">
        <text:list-item>
          <text:p text:style-name="P3">Anhörignätter skickar data</text:p>
        </text:list-item>
        <text:list-item>
          <text:p text:style-name="P3">Ekonomi-försystemet hämtar data (verkar vara mest populärt</text:p>
        </text:list-item>
      </text:list>
      <text:p text:style-name="Standard"/>
      <text:p text:style-name="Standard">Ansvarig för förvaltning av integrationen behöver lösas då.</text:p>
      <text:p text:style-name="Standard"/>
      <text:p text:style-name="Standard">Brytpunktsmodellen</text:p>
      <text:list xml:id="list8578916933833026786" text:style-name="L3">
        <text:list-item>
          <text:p text:style-name="P4">tar emot datum, returnerar allt sen datumet</text:p>
        </text:list-item>
      </text:list>
      <text:p text:style-name="Standard"/>
      <text:p text:style-name="Standard">Sliding doors-modellen</text:p>
      <text:p text:style-name="Standard"/>
      <text:p text:style-name="Standard"/>
      <text:p text:style-name="Standard">Vad behöver vi skicka för data pata.</text:p>
      <text:p text:style-name="Standard"/>
      <text:list xml:id="list8526163359966329594" text:style-name="L4">
        <text:list-item>
          <text:p text:style-name="P5">Kundnummer</text:p>
        </text:list-item>
        <text:list-item>
          <text:p text:style-name="P5">Artikelnr (skickas i ekonomisystem?)</text:p>
        </text:list-item>
      </text:list>
      <text:p text:style-name="Standard"/>
      <text:p text:style-name="Standard">Barn som sover över? Idag bjuds det på de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12T08:51:29.57</meta:creation-date>
    <meta:editing-duration>PT10M51S</meta:editing-duration>
    <meta:editing-cycles>3</meta:editing-cycles>
    <meta:generator>OpenOffice/4.1.2$Win32 OpenOffice.org_project/412m3$Build-9782</meta:generator>
    <meta:initial-creator>Gustav Eriksson</meta:initial-creator>
    <dc:date>2026-03-06T09:35:45.03</dc:date>
    <dc:creator>Gustav Eriksson</dc:creator>
    <meta:document-statistic meta:table-count="0" meta:image-count="0" meta:object-count="0" meta:page-count="3" meta:paragraph-count="75" meta:word-count="514" meta:character-count="3420"/>
  </office:meta>
</office:document-meta>
</file>